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style:font-family-generic="modern" style:font-pitch="fixed"/>
    <style:font-face style:name="Eurostile" svg:font-family="Eurostile" style:font-pitch="variable"/>
    <style:font-face style:name="Gentium" svg:font-family="Gentium" style:font-pitch="variable"/>
    <style:font-face style:name="cmex10" svg:font-family="cmex10"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ndale Mono" officeooo:rsid="000fb787" officeooo:paragraph-rsid="000fb787"/>
    </style:style>
    <style:style style:name="P2" style:family="paragraph" style:parent-style-name="Standard">
      <style:text-properties style:font-name="Andale Mono" fo:font-size="10pt" officeooo:rsid="000fb787" officeooo:paragraph-rsid="000fb787" style:font-size-asian="10pt" style:font-size-complex="10pt"/>
    </style:style>
    <style:style style:name="P3" style:family="paragraph" style:parent-style-name="Standard">
      <style:text-properties style:font-name="Andale Mono" fo:font-size="10pt" officeooo:rsid="0010b2a4" officeooo:paragraph-rsid="0010b2a4" style:font-size-asian="10pt" style:font-size-complex="10pt"/>
    </style:style>
    <style:style style:name="P4" style:family="paragraph" style:parent-style-name="Standard" style:list-style-name="L1">
      <style:text-properties style:font-name="Andale Mono" fo:font-size="10pt" officeooo:rsid="0010b2a4" officeooo:paragraph-rsid="0010b2a4" style:font-size-asian="10pt" style:font-size-complex="10pt"/>
    </style:style>
    <style:style style:name="P5" style:family="paragraph" style:parent-style-name="Standard" style:list-style-name="L1">
      <style:text-properties style:font-name="Andale Mono" fo:font-size="10pt" officeooo:rsid="0012b5fe" officeooo:paragraph-rsid="0012b5fe" style:font-size-asian="10pt" style:font-size-complex="10pt"/>
    </style:style>
    <style:style style:name="P6" style:family="paragraph" style:parent-style-name="Standard" style:list-style-name="L1">
      <style:text-properties style:font-name="Andale Mono" fo:font-size="10pt" officeooo:rsid="0013c88a" officeooo:paragraph-rsid="0013c88a" style:font-size-asian="10pt" style:font-size-complex="10pt"/>
    </style:style>
    <style:style style:name="P7" style:family="paragraph" style:parent-style-name="Standard">
      <style:text-properties style:font-name="Andale Mono" fo:font-size="10pt" officeooo:rsid="0013c88a" officeooo:paragraph-rsid="0013c88a" style:font-size-asian="10pt" style:font-size-complex="10pt"/>
    </style:style>
    <style:style style:name="P8" style:family="paragraph" style:parent-style-name="Standard">
      <style:text-properties style:font-name="Andale Mono" fo:font-size="10pt" officeooo:rsid="001ff16d" officeooo:paragraph-rsid="001ff16d" style:font-size-asian="10pt" style:font-size-complex="10pt"/>
    </style:style>
    <style:style style:name="P9" style:family="paragraph" style:parent-style-name="Text_20_body">
      <style:text-properties style:font-name="Andale Mono" fo:font-size="10pt" officeooo:rsid="00178f13" officeooo:paragraph-rsid="00178f13" style:font-size-asian="10pt" style:font-size-complex="10pt"/>
    </style:style>
    <style:style style:name="P10" style:family="paragraph" style:parent-style-name="Text_20_body" style:list-style-name="L3">
      <style:text-properties style:font-name="Andale Mono" fo:font-size="10pt" officeooo:rsid="00178f13" officeooo:paragraph-rsid="00195530" style:font-size-asian="10pt" style:font-size-complex="10pt"/>
    </style:style>
    <style:style style:name="P11" style:family="paragraph" style:parent-style-name="Text_20_body" style:list-style-name="L3">
      <style:text-properties style:font-name="Andale Mono" fo:font-size="10pt" officeooo:rsid="00178f13" officeooo:paragraph-rsid="001b672c" style:font-size-asian="10pt" style:font-size-complex="10pt"/>
    </style:style>
    <style:style style:name="P12" style:family="paragraph" style:parent-style-name="Text_20_body" style:list-style-name="L3">
      <style:text-properties style:font-name="Andale Mono" fo:font-size="10pt" officeooo:rsid="001b672c" officeooo:paragraph-rsid="001b672c" style:font-size-asian="10pt" style:font-size-complex="10pt"/>
    </style:style>
    <style:style style:name="P13" style:family="paragraph" style:parent-style-name="Text_20_body" style:list-style-name="L3">
      <style:text-properties style:font-name="Andale Mono" fo:font-size="10pt" officeooo:rsid="001c5b90" officeooo:paragraph-rsid="001c5b90" style:font-size-asian="10pt" style:font-size-complex="10pt"/>
    </style:style>
    <style:style style:name="P14" style:family="paragraph" style:parent-style-name="Text_20_body" style:list-style-name="L3">
      <style:text-properties style:font-name="Andale Mono" fo:font-size="10pt" officeooo:rsid="001d2d50" officeooo:paragraph-rsid="001d2d50" style:font-size-asian="10pt" style:font-size-complex="10pt"/>
    </style:style>
    <style:style style:name="P15" style:family="paragraph" style:parent-style-name="Text_20_body" style:list-style-name="L3">
      <style:text-properties style:font-name="Andale Mono" fo:font-size="10pt" officeooo:rsid="001edfe9" officeooo:paragraph-rsid="001edfe9" style:font-size-asian="10pt" style:font-size-complex="10pt"/>
    </style:style>
    <style:style style:name="P16" style:family="paragraph" style:parent-style-name="Text_20_body" style:list-style-name="L3">
      <style:text-properties style:font-name="Andale Mono" fo:font-size="10pt" officeooo:rsid="001ff16d" officeooo:paragraph-rsid="001ff16d" style:font-size-asian="10pt" style:font-size-complex="10pt"/>
    </style:style>
    <style:style style:name="P17" style:family="paragraph" style:parent-style-name="Heading_20_2">
      <style:text-properties style:font-name="Andale Mono"/>
    </style:style>
    <style:style style:name="P18" style:family="paragraph" style:parent-style-name="Heading_20_1">
      <style:text-properties style:font-name="Andale Mono"/>
    </style:style>
    <style:style style:name="T1" style:family="text">
      <style:text-properties officeooo:rsid="00113432"/>
    </style:style>
    <style:style style:name="T2" style:family="text">
      <style:text-properties officeooo:rsid="001512fe"/>
    </style:style>
    <style:style style:name="T3" style:family="text">
      <style:text-properties officeooo:rsid="00154f4b"/>
    </style:style>
    <style:style style:name="T4" style:family="text">
      <style:text-properties officeooo:rsid="00178f13"/>
    </style:style>
    <style:style style:name="T5" style:family="text">
      <style:text-properties officeooo:rsid="0018fc68"/>
    </style:style>
    <style:style style:name="T6" style:family="text">
      <style:text-properties officeooo:rsid="001ade72"/>
    </style:style>
    <style:style style:name="T7" style:family="text">
      <style:text-properties officeooo:rsid="001b672c"/>
    </style:style>
    <style:style style:name="T8" style:family="text">
      <style:text-properties officeooo:rsid="001edfe9"/>
    </style:style>
    <style:style style:name="T9" style:family="text">
      <style:text-properties officeooo:rsid="0021849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Specific board support</text:h>
      <text:p text:style-name="P1"/>
      <text:p text:style-name="P2">Several readymade boards are supported out of the box. For each board, there is a corresponding C file that exposes the peripherals that are connected to that board. If the board has any external connection ports then these ports are also exposed though the board driver (although handling of devices connected to these ports is up to the application).</text:p>
      <text:p text:style-name="P1"/>
      <text:h text:style-name="P17" text:outline-level="2">Multiwii Flight Controller</text:h>
      <text:p text:style-name="P1"/>
      <text:p text:style-name="P3">Multiwii controller har following peripherals accessible through ”boards/flight_control/multiwii.c”: </text:p>
      <text:p text:style-name="P3"/>
      <text:list xml:id="list959218767558233969" text:style-name="L1">
        <text:list-item>
          <text:p text:style-name="P4">4 supported pwm outputs <text:span text:style-name="T2">(D3, D11, D5, D6)</text:span></text:p>
        </text:list-item>
        <text:list-item>
          <text:p text:style-name="P4">4 pwm inputs <text:span text:style-name="T3">(D2, D4, D7, D8)</text:span></text:p>
        </text:list-item>
        <text:list-item>
          <text:p text:style-name="P4"><text:span text:style-name="T4">6</text:span> <text:span text:style-name="T1">gpio (</text:span>analog <text:span text:style-name="T1">in/digital out) (D9, D10, D12, A0, A1, A2)</text:span></text:p>
        </text:list-item>
        <text:list-item>
          <text:p text:style-name="P4">Accelerometer</text:p>
        </text:list-item>
        <text:list-item>
          <text:p text:style-name="P4">Gyroscope</text:p>
        </text:list-item>
        <text:list-item>
          <text:p text:style-name="P4">Magnetometer</text:p>
        </text:list-item>
        <text:list-item>
          <text:p text:style-name="P4">Barometer</text:p>
        </text:list-item>
        <text:list-item>
          <text:p text:style-name="P4">Temperature sensor</text:p>
        </text:list-item>
        <text:list-item>
          <text:p text:style-name="P4">1 USART</text:p>
        </text:list-item>
        <text:list-item>
          <text:p text:style-name="P5">1 I2C interface</text:p>
        </text:list-item>
        <text:list-item>
          <text:p text:style-name="P6">1 Led </text:p>
        </text:list-item>
      </text:list>
      <text:p text:style-name="P7"/>
      <text:p text:style-name="P8">Multwii 2.5 is built on atmega328p controller. Pins D9 and D10 are not used for PWM because pwm on these pins would tie up timer T1, which is used for systick counting on atmega instead. So pins D9 and D10 are instead free for use as general purpose I/O. D12 is also free. As well as A0, A1 and A2 – which can both be used as digital and analog I/O. </text:p>
      <text:p text:style-name="P8"/>
      <text:p text:style-name="P8">SPI is not available due to SPI interface pins being in use by other functions on multwii such as onboard status LED, and PWM. I2C and UART interfaces are both accessible through generic serial and i2c interfaces. </text:p>
      <text:h text:style-name="Heading_20_3" text:outline-level="3">Organization</text:h>
      <text:p text:style-name="P9">Multiwii pins are designated on the board by the letters above. <text:span text:style-name="T7">The hardware pins are mapped to the API pins </text:span>as follows: </text:p>
      <text:list xml:id="list4716587983299117824" text:style-name="L3">
        <text:list-item>
          <text:p text:style-name="P10">PWM <text:span text:style-name="T7">Output</text:span>: </text:p>
          <text:list>
            <text:list-item>
              <text:p text:style-name="P11">D6 <text:s/>- MWII_<text:span text:style-name="T5">OUT_</text:span>PWM_<text:span text:style-name="T9">D6/0</text:span></text:p>
            </text:list-item>
            <text:list-item>
              <text:p text:style-name="P11">D5 <text:s/>- MWII_<text:span text:style-name="T5">OUT_</text:span>PWM_<text:span text:style-name="T9">D5/1</text:span></text:p>
            </text:list-item>
            <text:list-item>
              <text:p text:style-name="P11">D11 – MWII_<text:span text:style-name="T5">OUT_</text:span>PWM_<text:span text:style-name="T9">D11/2</text:span></text:p>
            </text:list-item>
            <text:list-item>
              <text:p text:style-name="P11">D3 <text:s/>– MWII_<text:span text:style-name="T5">OUT_</text:span>PWM_<text:span text:style-name="T9">D3/3</text:span></text:p>
            </text:list-item>
          </text:list>
        </text:list-item>
        <text:list-item>
          <text:p text:style-name="P12">PWM Capture: </text:p>
          <text:list>
            <text:list-item>
              <text:p text:style-name="P13">D2 <text:s/>- MWII_IN_PWM_<text:span text:style-name="T9">D2/0</text:span></text:p>
            </text:list-item>
            <text:list-item>
              <text:p text:style-name="P13">D4 <text:s/>- MWII_IN_PWM_<text:span text:style-name="T9">D4/1</text:span></text:p>
            </text:list-item>
            <text:list-item>
              <text:p text:style-name="P13"><text:soft-page-break/>D7 <text:s/>- MWII_IN_PWM_<text:span text:style-name="T9">D7/2</text:span></text:p>
            </text:list-item>
            <text:list-item>
              <text:p text:style-name="P13">D8 <text:s/>- MWII_IN_PWM_<text:span text:style-name="T9">D8/3</text:span></text:p>
            </text:list-item>
          </text:list>
        </text:list-item>
        <text:list-item>
          <text:p text:style-name="P14"><text:span text:style-name="T8">Multiwii GPIO pins</text:span>: </text:p>
          <text:list>
            <text:list-item>
              <text:p text:style-name="P14">A0 <text:s/>- MWII_GPIO_A0</text:p>
            </text:list-item>
            <text:list-item>
              <text:p text:style-name="P15">A1 <text:s/>- MWII_GPIO_A1</text:p>
            </text:list-item>
            <text:list-item>
              <text:p text:style-name="P15">A2 <text:s/>- MWII_GPIO_A2</text:p>
            </text:list-item>
            <text:list-item>
              <text:p text:style-name="P16">A3 <text:s/>- MWII_GPIO_A3</text:p>
            </text:list-item>
            <text:list-item>
              <text:p text:style-name="P15">D9 <text:s/>- MWII_GPIO_D9</text:p>
            </text:list-item>
            <text:list-item>
              <text:p text:style-name="P15">D10 – MWII_GPIO_D10</text:p>
            </text:list-item>
            <text:list-item>
              <text:p text:style-name="P15">D12 - MWII_GPIO_D12</text:p>
            </text:list-item>
          </text:list>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style:font-family-generic="modern" style:font-pitch="fixed"/>
    <style:font-face style:name="Eurostile" svg:font-family="Eurostile" style:font-pitch="variable"/>
    <style:font-face style:name="Gentium" svg:font-family="Gentium" style:font-pitch="variable"/>
    <style:font-face style:name="cmex10" svg:font-family="cmex10"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eta:initial-creator>
    <meta:creation-date>2015-02-13T17:37:49.704935904</meta:creation-date>
    <dc:date>2015-02-14T15:01:18.585793598</dc:date>
    <dc:creator>martin </dc:creator>
    <meta:editing-duration>PT21H8M9S</meta:editing-duration>
    <meta:editing-cycles>18</meta:editing-cycles>
    <meta:generator>LibreOffice/4.3.3.2$Linux_X86_64 LibreOffice_project/430m0$Build-2</meta:generator>
    <meta:document-statistic meta:table-count="0" meta:image-count="0" meta:object-count="0" meta:page-count="2" meta:paragraph-count="37" meta:word-count="323" meta:character-count="1806" meta:non-whitespace-character-count="1528"/>
  </office:meta>
</office:document-meta>
</file>